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4.61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35.46pt"/>
    </style:style>
    <style:style style:name="co7" style:family="table-column">
      <style:table-column-properties fo:break-before="auto" style:column-width="121.55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6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arch_20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arn&quot;;&quot;Jewelry making&quot;;&quot;Candle making&quot;;&quot;Other&quot;)" table:allow-empty-cell="true" table:display-list="unsorted" table:base-cell-address="'Search Data'.C2">
          <table:help-message table:display="true">
            <text:p>Select a category</text:p>
          </table:help-message>
          <table:error-message table:message-type="stop" table:display="true"/>
        </table:content-validation>
      </table:content-validations>
      <table:table table:name="Search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>
            <text:p>Search Term</text:p>
          </table:table-cell>
          <table:table-cell table:style-name="ce1" office:value-type="string" calcext:value-type="string">
            <text:p>Unique Search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ivot Table</text:p>
          </table:table-cell>
          <table:table-cell table:style-name="ce1" office:value-type="string" calcext:value-type="string">
            <text:p>Search Totals</text:p>
          </table:table-cell>
          <table:table-cell table:style-name="ce1" table:number-columns-repeated="6"/>
          <table:table-cell table:style-name="ce2"/>
          <table:table-cell table:style-name="ce1" table:number-columns-repeated="3"/>
          <table:table-cell table:style-name="ce3" table:number-columns-repeated="19"/>
          <table:table-cell table:number-columns-repeated="990"/>
        </table:table-row>
        <table:table-row table:style-name="ro1">
          <table:table-cell table:style-name="ce2" office:value-type="string" calcext:value-type="string">
            <text:p>soy wax for candle making</text:p>
          </table:table-cell>
          <table:table-cell table:style-name="ce4" office:value-type="float" office:value="2048" calcext:value-type="float">
            <text:p>204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5" office:value-type="string" calcext:value-type="string">
            <text:p>Category</text:p>
          </table:table-cell>
          <table:table-cell table:style-name="ce9" office:value-type="string" calcext:value-type="string">
            <text:p>Sum - Unique Searches</text:p>
          </table:table-cell>
          <table:table-cell table:style-name="ce2" table:number-columns-repeated="4"/>
          <table:table-cell table:style-name="ce3" table:number-columns-repeated="3"/>
          <table:table-cell table:style-name="ce2" table:number-columns-repeated="4"/>
          <table:table-cell table:style-name="ce4"/>
          <table:table-cell table:style-name="ce3" table:number-columns-repeated="17"/>
          <table:table-cell table:number-columns-repeated="990"/>
        </table:table-row>
        <table:table-row table:style-name="ro1">
          <table:table-cell table:style-name="ce2" office:value-type="string" calcext:value-type="string">
            <text:p>velvet yarn</text:p>
          </table:table-cell>
          <table:table-cell table:style-name="ce4" office:value-type="float" office:value="567" calcext:value-type="float">
            <text:p>567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6" office:value-type="string" calcext:value-type="string">
            <text:p>Yarn</text:p>
          </table:table-cell>
          <table:table-cell table:style-name="ce10" office:value-type="float" office:value="65648" calcext:value-type="float">
            <text:p>65648</text:p>
          </table:table-cell>
          <table:table-cell table:style-name="ce2" table:number-columns-repeated="4"/>
          <table:table-cell table:style-name="ce3" table:number-columns-repeated="6"/>
          <table:table-cell table:style-name="ce2"/>
          <table:table-cell table:style-name="ce4"/>
          <table:table-cell table:style-name="ce3" table:number-columns-repeated="17"/>
          <table:table-cell table:number-columns-repeated="990"/>
        </table:table-row>
        <table:table-row table:style-name="ro1">
          <table:table-cell table:style-name="ce2" office:value-type="string" calcext:value-type="string">
            <text:p>earring making supplies</text:p>
          </table:table-cell>
          <table:table-cell table:style-name="ce4" office:value-type="float" office:value="1524" calcext:value-type="float">
            <text:p>152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7" office:value-type="string" calcext:value-type="string">
            <text:p>Candle making</text:p>
          </table:table-cell>
          <table:table-cell table:style-name="ce11" office:value-type="float" office:value="57872" calcext:value-type="float">
            <text:p>57872</text:p>
          </table:table-cell>
          <table:table-cell table:style-name="ce2" table:number-columns-repeated="4"/>
          <table:table-cell table:style-name="ce3" table:number-columns-repeated="6"/>
          <table:table-cell table:style-name="ce2"/>
          <table:table-cell table:style-name="ce4"/>
          <table:table-cell table:style-name="ce3" table:number-columns-repeated="17"/>
          <table:table-cell table:number-columns-repeated="990"/>
        </table:table-row>
        <table:table-row table:style-name="ro1">
          <table:table-cell table:style-name="ce2" office:value-type="string" calcext:value-type="string">
            <text:p>soy candle wax</text:p>
          </table:table-cell>
          <table:table-cell table:style-name="ce4" office:value-type="float" office:value="2401" calcext:value-type="float">
            <text:p>2401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7" office:value-type="string" calcext:value-type="string">
            <text:p>Jewelry making</text:p>
          </table:table-cell>
          <table:table-cell table:style-name="ce11" office:value-type="float" office:value="47595" calcext:value-type="float">
            <text:p>47595</text:p>
          </table:table-cell>
          <table:table-cell table:style-name="ce2" table:number-columns-repeated="4"/>
          <table:table-cell table:style-name="ce3" table:number-columns-repeated="6"/>
          <table:table-cell table:style-name="ce2"/>
          <table:table-cell table:style-name="ce4"/>
          <table:table-cell table:style-name="ce3" table:number-columns-repeated="17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 scents</text:p>
          </table:table-cell>
          <table:table-cell table:style-name="ce4" office:value-type="float" office:value="813" calcext:value-type="float">
            <text:p>813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7" office:value-type="string" calcext:value-type="string">
            <text:p>Other</text:p>
          </table:table-cell>
          <table:table-cell table:style-name="ce11" office:value-type="float" office:value="37219" calcext:value-type="float">
            <text:p>37219</text:p>
          </table:table-cell>
          <table:table-cell table:style-name="ce2" table:number-columns-repeated="4"/>
          <table:table-cell table:style-name="ce3" table:number-columns-repeated="6"/>
          <table:table-cell table:style-name="ce2"/>
          <table:table-cell table:style-name="ce4"/>
          <table:table-cell table:style-name="ce3" table:number-columns-repeated="17"/>
          <table:table-cell table:number-columns-repeated="990"/>
        </table:table-row>
        <table:table-row table:style-name="ro1">
          <table:table-cell table:style-name="ce2" office:value-type="string" calcext:value-type="string">
            <text:p>soy candle making</text:p>
          </table:table-cell>
          <table:table-cell table:style-name="ce4" office:value-type="float" office:value="397" calcext:value-type="float">
            <text:p>397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8" office:value-type="string" calcext:value-type="string">
            <text:p>(empty)</text:p>
          </table:table-cell>
          <table:table-cell table:style-name="ce1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super chunky yarn</text:p>
          </table:table-cell>
          <table:table-cell table:style-name="ce4" office:value-type="float" office:value="1887" calcext:value-type="float">
            <text:p>1887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rystals for jewelry making</text:p>
          </table:table-cell>
          <table:table-cell table:style-name="ce4" office:value-type="float" office:value="268" calcext:value-type="float">
            <text:p>268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hunky wool yarn</text:p>
          </table:table-cell>
          <table:table-cell table:style-name="ce4" office:value-type="float" office:value="962" calcext:value-type="float">
            <text:p>962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kit</text:p>
          </table:table-cell>
          <table:table-cell table:style-name="ce4" office:value-type="float" office:value="2957" calcext:value-type="float">
            <text:p>2957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soy candle making kit</text:p>
          </table:table-cell>
          <table:table-cell table:style-name="ce4" office:value-type="float" office:value="1075" calcext:value-type="float">
            <text:p>1075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embroidery floss</text:p>
          </table:table-cell>
          <table:table-cell table:style-name="ce4" office:value-type="float" office:value="978" calcext:value-type="float">
            <text:p>978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soldering kit</text:p>
          </table:table-cell>
          <table:table-cell table:style-name="ce4" office:value-type="float" office:value="811" calcext:value-type="float">
            <text:p>811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wax bulk</text:p>
          </table:table-cell>
          <table:table-cell table:style-name="ce4" office:value-type="float" office:value="978" calcext:value-type="float">
            <text:p>97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rystal beads for jewelry making</text:p>
          </table:table-cell>
          <table:table-cell table:style-name="ce4" office:value-type="float" office:value="514" calcext:value-type="float">
            <text:p>51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containers bulk</text:p>
          </table:table-cell>
          <table:table-cell table:style-name="ce4" office:value-type="float" office:value="296" calcext:value-type="float">
            <text:p>296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4"/>
          <table:table-cell table:style-name="ce3" table:number-columns-repeated="25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olds</text:p>
          </table:table-cell>
          <table:table-cell table:style-name="ce4" office:value-type="float" office:value="4903" calcext:value-type="float">
            <text:p>4903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4"/>
          <table:table-cell table:style-name="ce3" table:number-columns-repeated="25"/>
          <table:table-cell table:number-columns-repeated="990"/>
        </table:table-row>
        <table:table-row table:style-name="ro1">
          <table:table-cell table:style-name="ce2" office:value-type="string" calcext:value-type="string">
            <text:p>thick yarn</text:p>
          </table:table-cell>
          <table:table-cell table:style-name="ce4" office:value-type="float" office:value="1507" calcext:value-type="float">
            <text:p>1507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sock yarn</text:p>
          </table:table-cell>
          <table:table-cell table:style-name="ce4" office:value-type="float" office:value="1204" calcext:value-type="float">
            <text:p>120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bulky yarn</text:p>
          </table:table-cell>
          <table:table-cell table:style-name="ce4" office:value-type="float" office:value="1984" calcext:value-type="float">
            <text:p>198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sport weight yarn</text:p>
          </table:table-cell>
          <table:table-cell table:style-name="ce4" office:value-type="float" office:value="786" calcext:value-type="float">
            <text:p>786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craft supply</text:p>
          </table:table-cell>
          <table:table-cell table:style-name="ce4" office:value-type="float" office:value="2486" calcext:value-type="float">
            <text:p>2486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fluffy yarn</text:p>
          </table:table-cell>
          <table:table-cell table:style-name="ce4" office:value-type="float" office:value="948" calcext:value-type="float">
            <text:p>948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rainbow yarn</text:p>
          </table:table-cell>
          <table:table-cell table:style-name="ce4" office:value-type="float" office:value="2945" calcext:value-type="float">
            <text:p>2945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liquid candle dye</text:p>
          </table:table-cell>
          <table:table-cell table:style-name="ce4" office:value-type="float" office:value="578" calcext:value-type="float">
            <text:p>57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dye</text:p>
          </table:table-cell>
          <table:table-cell table:style-name="ce4" office:value-type="float" office:value="1208" calcext:value-type="float">
            <text:p>120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acrylic yarn</text:p>
          </table:table-cell>
          <table:table-cell table:style-name="ce4" office:value-type="float" office:value="870" calcext:value-type="float">
            <text:p>870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photo frame kit</text:p>
          </table:table-cell>
          <table:table-cell table:style-name="ce4" office:value-type="float" office:value="615" calcext:value-type="float">
            <text:p>615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table:number-columns-repeated="23"/>
          <table:table-cell table:number-columns-repeated="990"/>
        </table:table-row>
        <table:table-row table:style-name="ro1">
          <table:table-cell table:style-name="ce2" office:value-type="string" calcext:value-type="string">
            <text:p>bead bracelet kit</text:p>
          </table:table-cell>
          <table:table-cell table:style-name="ce4" office:value-type="float" office:value="1574" calcext:value-type="float">
            <text:p>157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 kit for beginners</text:p>
          </table:table-cell>
          <table:table-cell table:style-name="ce4" office:value-type="float" office:value="754" calcext:value-type="float">
            <text:p>754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wire</text:p>
          </table:table-cell>
          <table:table-cell table:style-name="ce4" office:value-type="float" office:value="1498" calcext:value-type="float">
            <text:p>1498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2"/>
          <table:table-cell table:style-name="ce2" table:number-columns-repeated="3"/>
          <table:table-cell table:style-name="ce3" table:number-columns-repeated="26"/>
          <table:table-cell table:number-columns-repeated="990"/>
        </table:table-row>
        <table:table-row table:style-name="ro1">
          <table:table-cell table:style-name="ce2" office:value-type="string" calcext:value-type="string">
            <text:p>ring making kit</text:p>
          </table:table-cell>
          <table:table-cell table:style-name="ce4" office:value-type="float" office:value="1984" calcext:value-type="float">
            <text:p>198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knitting</text:p>
          </table:table-cell>
          <table:table-cell table:style-name="ce4" office:value-type="float" office:value="7051" calcext:value-type="float">
            <text:p>7051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knitting wool</text:p>
          </table:table-cell>
          <table:table-cell table:style-name="ce4" office:value-type="float" office:value="3728" calcext:value-type="float">
            <text:p>3728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lastic string for bracelets</text:p>
          </table:table-cell>
          <table:table-cell table:style-name="ce4" office:value-type="float" office:value="785" calcext:value-type="float">
            <text:p>785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ire for jewelry making</text:p>
          </table:table-cell>
          <table:table-cell table:style-name="ce4" office:value-type="float" office:value="984" calcext:value-type="float">
            <text:p>98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resin jewelry kit</text:p>
          </table:table-cell>
          <table:table-cell table:style-name="ce4" office:value-type="float" office:value="1059" calcext:value-type="float">
            <text:p>1059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oap making kit</text:p>
          </table:table-cell>
          <table:table-cell table:style-name="ce4" office:value-type="float" office:value="387" calcext:value-type="float">
            <text:p>387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quilting fabric</text:p>
          </table:table-cell>
          <table:table-cell table:style-name="ce4" office:value-type="float" office:value="301" calcext:value-type="float">
            <text:p>301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</text:p>
          </table:table-cell>
          <table:table-cell table:style-name="ce4" office:value-type="float" office:value="5021" calcext:value-type="float">
            <text:p>5021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making</text:p>
          </table:table-cell>
          <table:table-cell table:style-name="ce4" office:value-type="float" office:value="3872" calcext:value-type="float">
            <text:p>3872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crapbooking kit</text:p>
          </table:table-cell>
          <table:table-cell table:style-name="ce4" office:value-type="float" office:value="218" calcext:value-type="float">
            <text:p>218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otton yarn</text:p>
          </table:table-cell>
          <table:table-cell table:style-name="ce4" office:value-type="float" office:value="2801" calcext:value-type="float">
            <text:p>2801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knitting yarn</text:p>
          </table:table-cell>
          <table:table-cell table:style-name="ce4" office:value-type="float" office:value="2734" calcext:value-type="float">
            <text:p>273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 machine</text:p>
          </table:table-cell>
          <table:table-cell table:style-name="ce4" office:value-type="float" office:value="1080" calcext:value-type="float">
            <text:p>1080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bracelet making kit</text:p>
          </table:table-cell>
          <table:table-cell table:style-name="ce4" office:value-type="float" office:value="2846" calcext:value-type="float">
            <text:p>2846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gel candle wax</text:p>
          </table:table-cell>
          <table:table-cell table:style-name="ce4" office:value-type="float" office:value="591" calcext:value-type="float">
            <text:p>591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unique candle molds</text:p>
          </table:table-cell>
          <table:table-cell table:style-name="ce4" office:value-type="float" office:value="251" calcext:value-type="float">
            <text:p>251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knitting kits</text:p>
          </table:table-cell>
          <table:table-cell table:style-name="ce4" office:value-type="float" office:value="2804" calcext:value-type="float">
            <text:p>2804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oft yarn</text:p>
          </table:table-cell>
          <table:table-cell table:style-name="ce4" office:value-type="float" office:value="1584" calcext:value-type="float">
            <text:p>158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harms for jewelry making</text:p>
          </table:table-cell>
          <table:table-cell table:style-name="ce4" office:value-type="float" office:value="917" calcext:value-type="float">
            <text:p>917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dk yarn</text:p>
          </table:table-cell>
          <table:table-cell table:style-name="ce4" office:value-type="float" office:value="1025" calcext:value-type="float">
            <text:p>1025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resin earring molds</text:p>
          </table:table-cell>
          <table:table-cell table:style-name="ce4" office:value-type="float" office:value="512" calcext:value-type="float">
            <text:p>512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bracelet kit</text:p>
          </table:table-cell>
          <table:table-cell table:style-name="ce4" office:value-type="float" office:value="1878" calcext:value-type="float">
            <text:p>1878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oconut wax for candle making</text:p>
          </table:table-cell>
          <table:table-cell table:style-name="ce4" office:value-type="float" office:value="978" calcext:value-type="float">
            <text:p>97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lay beads for jewelry making</text:p>
          </table:table-cell>
          <table:table-cell table:style-name="ce4" office:value-type="float" office:value="1781" calcext:value-type="float">
            <text:p>1781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alpaca wool yarn</text:p>
          </table:table-cell>
          <table:table-cell table:style-name="ce4" office:value-type="float" office:value="1382" calcext:value-type="float">
            <text:p>1382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yarn skeins</text:p>
          </table:table-cell>
          <table:table-cell table:style-name="ce4" office:value-type="float" office:value="2873" calcext:value-type="float">
            <text:p>2873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henille yarn</text:p>
          </table:table-cell>
          <table:table-cell table:style-name="ce4" office:value-type="float" office:value="1481" calcext:value-type="float">
            <text:p>1481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crapbook paper</text:p>
          </table:table-cell>
          <table:table-cell table:style-name="ce4" office:value-type="float" office:value="1204" calcext:value-type="float">
            <text:p>1204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scents</text:p>
          </table:table-cell>
          <table:table-cell table:style-name="ce4" office:value-type="float" office:value="3085" calcext:value-type="float">
            <text:p>3085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making supplies</text:p>
          </table:table-cell>
          <table:table-cell table:style-name="ce4" office:value-type="float" office:value="2971" calcext:value-type="float">
            <text:p>2971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ross stitch patterns</text:p>
          </table:table-cell>
          <table:table-cell table:style-name="ce4" office:value-type="float" office:value="782" calcext:value-type="float">
            <text:p>782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resin jewelry molds</text:p>
          </table:table-cell>
          <table:table-cell table:style-name="ce4" office:value-type="float" office:value="712" calcext:value-type="float">
            <text:p>712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ool yarn</text:p>
          </table:table-cell>
          <table:table-cell table:style-name="ce4" office:value-type="float" office:value="4104" calcext:value-type="float">
            <text:p>410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ross stitch fabric</text:p>
          </table:table-cell>
          <table:table-cell table:style-name="ce4" office:value-type="float" office:value="1904" calcext:value-type="float">
            <text:p>1904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supplies</text:p>
          </table:table-cell>
          <table:table-cell table:style-name="ce4" office:value-type="float" office:value="3104" calcext:value-type="float">
            <text:p>310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 supplies</text:p>
          </table:table-cell>
          <table:table-cell table:style-name="ce4" office:value-type="float" office:value="4720" calcext:value-type="float">
            <text:p>4720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raft supplies</text:p>
          </table:table-cell>
          <table:table-cell table:style-name="ce4" office:value-type="float" office:value="10485" calcext:value-type="float">
            <text:p>10485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make your own candles</text:p>
          </table:table-cell>
          <table:table-cell table:style-name="ce4" office:value-type="float" office:value="1978" calcext:value-type="float">
            <text:p>1978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bracelet making kit</text:p>
          </table:table-cell>
          <table:table-cell table:style-name="ce4" office:value-type="float" office:value="1374" calcext:value-type="float">
            <text:p>137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beeswax for candle making</text:p>
          </table:table-cell>
          <table:table-cell table:style-name="ce4" office:value-type="float" office:value="589" calcext:value-type="float">
            <text:p>589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beads for jewelry making</text:p>
          </table:table-cell>
          <table:table-cell table:style-name="ce4" office:value-type="float" office:value="2516" calcext:value-type="float">
            <text:p>2516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shmere yarn</text:p>
          </table:table-cell>
          <table:table-cell table:style-name="ce4" office:value-type="float" office:value="1019" calcext:value-type="float">
            <text:p>1019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and supplies</text:p>
          </table:table-cell>
          <table:table-cell table:style-name="ce4" office:value-type="float" office:value="772" calcext:value-type="float">
            <text:p>772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ewing thread</text:p>
          </table:table-cell>
          <table:table-cell table:style-name="ce4" office:value-type="float" office:value="1054" calcext:value-type="float">
            <text:p>1054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supplies</text:p>
          </table:table-cell>
          <table:table-cell table:style-name="ce4" office:value-type="float" office:value="2651" calcext:value-type="float">
            <text:p>2651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oy wax</text:p>
          </table:table-cell>
          <table:table-cell table:style-name="ce4" office:value-type="float" office:value="2794" calcext:value-type="float">
            <text:p>2794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oodworking supplies</text:p>
          </table:table-cell>
          <table:table-cell table:style-name="ce4" office:value-type="float" office:value="615" calcext:value-type="float">
            <text:p>615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raft storage box</text:p>
          </table:table-cell>
          <table:table-cell table:style-name="ce4" office:value-type="float" office:value="312" calcext:value-type="float">
            <text:p>312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ars for candle making</text:p>
          </table:table-cell>
          <table:table-cell table:style-name="ce4" office:value-type="float" office:value="352" calcext:value-type="float">
            <text:p>352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umbo yarn</text:p>
          </table:table-cell>
          <table:table-cell table:style-name="ce4" office:value-type="float" office:value="2481" calcext:value-type="float">
            <text:p>2481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making kits for adults</text:p>
          </table:table-cell>
          <table:table-cell table:style-name="ce4" office:value-type="float" office:value="317" calcext:value-type="float">
            <text:p>317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merino wool yarn</text:p>
          </table:table-cell>
          <table:table-cell table:style-name="ce4" office:value-type="float" office:value="2240" calcext:value-type="float">
            <text:p>2240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olor changing yarn</text:p>
          </table:table-cell>
          <table:table-cell table:style-name="ce4" office:value-type="float" office:value="1264" calcext:value-type="float">
            <text:p>126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necklace making kit</text:p>
          </table:table-cell>
          <table:table-cell table:style-name="ce4" office:value-type="float" office:value="1102" calcext:value-type="float">
            <text:p>1102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hunky yarn</text:p>
          </table:table-cell>
          <table:table-cell table:style-name="ce4" office:value-type="float" office:value="3860" calcext:value-type="float">
            <text:p>3860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orsted weight yarn</text:p>
          </table:table-cell>
          <table:table-cell table:style-name="ce4" office:value-type="float" office:value="2872" calcext:value-type="float">
            <text:p>2872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multicolor yarn</text:p>
          </table:table-cell>
          <table:table-cell table:style-name="ce4" office:value-type="float" office:value="1895" calcext:value-type="float">
            <text:p>1895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wicks</text:p>
          </table:table-cell>
          <table:table-cell table:style-name="ce4" office:value-type="float" office:value="915" calcext:value-type="float">
            <text:p>915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making materials</text:p>
          </table:table-cell>
          <table:table-cell table:style-name="ce4" office:value-type="float" office:value="1648" calcext:value-type="float">
            <text:p>1648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arring making kit</text:p>
          </table:table-cell>
          <table:table-cell table:style-name="ce4" office:value-type="float" office:value="1754" calcext:value-type="float">
            <text:p>175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ring making supplies</text:p>
          </table:table-cell>
          <table:table-cell table:style-name="ce4" office:value-type="float" office:value="1801" calcext:value-type="float">
            <text:p>1801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scent oil</text:p>
          </table:table-cell>
          <table:table-cell table:style-name="ce4" office:value-type="float" office:value="1047" calcext:value-type="float">
            <text:p>1047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dk weight yarn</text:p>
          </table:table-cell>
          <table:table-cell table:style-name="ce4" office:value-type="float" office:value="2605" calcext:value-type="float">
            <text:p>2605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model airplane kit</text:p>
          </table:table-cell>
          <table:table-cell table:style-name="ce4" office:value-type="float" office:value="412" calcext:value-type="float">
            <text:p>412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port weight yarn</text:p>
          </table:table-cell>
          <table:table-cell table:style-name="ce4" office:value-type="float" office:value="1786" calcext:value-type="float">
            <text:p>1786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ilicone candle molds</text:p>
          </table:table-cell>
          <table:table-cell table:style-name="ce4" office:value-type="float" office:value="1020" calcext:value-type="float">
            <text:p>1020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ock wool</text:p>
          </table:table-cell>
          <table:table-cell table:style-name="ce4" office:value-type="float" office:value="1883" calcext:value-type="float">
            <text:p>1883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ax melter for candle making</text:p>
          </table:table-cell>
          <table:table-cell table:style-name="ce4" office:value-type="float" office:value="1740" calcext:value-type="float">
            <text:p>1740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ax for candle making</text:p>
          </table:table-cell>
          <table:table-cell table:style-name="ce4" office:value-type="float" office:value="1074" calcext:value-type="float">
            <text:p>1074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ing kit</text:p>
          </table:table-cell>
          <table:table-cell table:style-name="ce4" office:value-type="float" office:value="4872" calcext:value-type="float">
            <text:p>4872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uper bulky yarn</text:p>
          </table:table-cell>
          <table:table-cell table:style-name="ce4" office:value-type="float" office:value="2062" calcext:value-type="float">
            <text:p>2062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polymer clay earrings kit</text:p>
          </table:table-cell>
          <table:table-cell table:style-name="ce4" office:value-type="float" office:value="712" calcext:value-type="float">
            <text:p>712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andle maker</text:p>
          </table:table-cell>
          <table:table-cell table:style-name="ce4" office:value-type="float" office:value="2167" calcext:value-type="float">
            <text:p>2167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rochet yarn</text:p>
          </table:table-cell>
          <table:table-cell table:style-name="ce4" office:value-type="float" office:value="1861" calcext:value-type="float">
            <text:p>1861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jewelry making kit</text:p>
          </table:table-cell>
          <table:table-cell table:style-name="ce4" office:value-type="float" office:value="2645" calcext:value-type="float">
            <text:p>2645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wire wrapping for jewelry</text:p>
          </table:table-cell>
          <table:table-cell table:style-name="ce4" office:value-type="float" office:value="2184" calcext:value-type="float">
            <text:p>2184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arring kit</text:p>
          </table:table-cell>
          <table:table-cell table:style-name="ce4" office:value-type="float" office:value="1948" calcext:value-type="float">
            <text:p>1948</text:p>
          </table:table-cell>
          <table:table-cell table:style-name="ce2" table:content-validation-name="val1" office:value-type="string" calcext:value-type="string">
            <text:p>Jewelry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yarn</text:p>
          </table:table-cell>
          <table:table-cell table:style-name="ce4" office:value-type="float" office:value="8845" calcext:value-type="float">
            <text:p>8845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soy wax bulk</text:p>
          </table:table-cell>
          <table:table-cell table:style-name="ce4" office:value-type="float" office:value="872" calcext:value-type="float">
            <text:p>872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metallic yarn</text:p>
          </table:table-cell>
          <table:table-cell table:style-name="ce4" office:value-type="float" office:value="1214" calcext:value-type="float">
            <text:p>1214</text:p>
          </table:table-cell>
          <table:table-cell table:style-name="ce2" table:content-validation-name="val1" office:value-type="string" calcext:value-type="string">
            <text:p>Yarn</text:p>
          </table:table-cell>
          <table:table-cell table:style-name="ce3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coconut soy wax</text:p>
          </table:table-cell>
          <table:table-cell table:style-name="ce4" office:value-type="float" office:value="895" calcext:value-type="float">
            <text:p>895</text:p>
          </table:table-cell>
          <table:table-cell table:style-name="ce2" table:content-validation-name="val1" office:value-type="string" calcext:value-type="string">
            <text:p>Candle making</text:p>
          </table:table-cell>
          <table:table-cell table:style-name="ce3" table:number-columns-repeated="31"/>
          <table:table-cell table:number-columns-repeated="990"/>
        </table:table-row>
        <table:table-row table:style-name="ro1" table:number-rows-repeated="888">
          <table:table-cell table:style-name="ce3" table:number-columns-repeated="34"/>
          <table:table-cell table:number-columns-repeated="99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Search Data" table:application-data="" table:target-range-address="'Search Data'.D2:'Search Data'.E7" table:buttons="'Search Data'.D2" table:grand-total="column" table:show-filter-button="false">
          <table:source-cell-range table:cell-range-address="'Search Data'.A1:'Search Data'.C1002"/>
          <table:data-pilot-field table:source-field-name="Search Ter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oy wax for candle making" table:display="true" table:show-details="true"/>
                <table:data-pilot-member table:name="velvet yarn" table:display="true" table:show-details="true"/>
                <table:data-pilot-member table:name="earring making supplies" table:display="true" table:show-details="true"/>
                <table:data-pilot-member table:name="soy candle wax" table:display="true" table:show-details="true"/>
                <table:data-pilot-member table:name="candle making scents" table:display="true" table:show-details="true"/>
                <table:data-pilot-member table:name="soy candle making" table:display="true" table:show-details="true"/>
                <table:data-pilot-member table:name="super chunky yarn" table:display="true" table:show-details="true"/>
                <table:data-pilot-member table:name="crystals for jewelry making" table:display="true" table:show-details="true"/>
                <table:data-pilot-member table:name="chunky wool yarn" table:display="true" table:show-details="true"/>
                <table:data-pilot-member table:name="candle kit" table:display="true" table:show-details="true"/>
                <table:data-pilot-member table:name="soy candle making kit" table:display="true" table:show-details="true"/>
                <table:data-pilot-member table:name="embroidery floss" table:display="true" table:show-details="true"/>
                <table:data-pilot-member table:name="jewelry soldering kit" table:display="true" table:show-details="true"/>
                <table:data-pilot-member table:name="candle wax bulk" table:display="true" table:show-details="true"/>
                <table:data-pilot-member table:name="crystal beads for jewelry making" table:display="true" table:show-details="true"/>
                <table:data-pilot-member table:name="candle containers bulk" table:display="true" table:show-details="true"/>
                <table:data-pilot-member table:name="candle molds" table:display="true" table:show-details="true"/>
                <table:data-pilot-member table:name="thick yarn" table:display="true" table:show-details="true"/>
                <table:data-pilot-member table:name="sock yarn" table:display="true" table:show-details="true"/>
                <table:data-pilot-member table:name="bulky yarn" table:display="true" table:show-details="true"/>
                <table:data-pilot-member table:name="sport weight yarn" table:display="true" table:show-details="true"/>
                <table:data-pilot-member table:name="craft supply" table:display="true" table:show-details="true"/>
                <table:data-pilot-member table:name="fluffy yarn" table:display="true" table:show-details="true"/>
                <table:data-pilot-member table:name="rainbow yarn" table:display="true" table:show-details="true"/>
                <table:data-pilot-member table:name="liquid candle dye" table:display="true" table:show-details="true"/>
                <table:data-pilot-member table:name="candle dye" table:display="true" table:show-details="true"/>
                <table:data-pilot-member table:name="acrylic yarn" table:display="true" table:show-details="true"/>
                <table:data-pilot-member table:name="photo frame kit" table:display="true" table:show-details="true"/>
                <table:data-pilot-member table:name="bead bracelet kit" table:display="true" table:show-details="true"/>
                <table:data-pilot-member table:name="candle making kit for beginners" table:display="true" table:show-details="true"/>
                <table:data-pilot-member table:name="jewelry wire" table:display="true" table:show-details="true"/>
                <table:data-pilot-member table:name="ring making kit" table:display="true" table:show-details="true"/>
                <table:data-pilot-member table:name="knitting" table:display="true" table:show-details="true"/>
                <table:data-pilot-member table:name="knitting wool" table:display="true" table:show-details="true"/>
                <table:data-pilot-member table:name="elastic string for bracelets" table:display="true" table:show-details="true"/>
                <table:data-pilot-member table:name="wire for jewelry making" table:display="true" table:show-details="true"/>
                <table:data-pilot-member table:name="resin jewelry kit" table:display="true" table:show-details="true"/>
                <table:data-pilot-member table:name="soap making kit" table:display="true" table:show-details="true"/>
                <table:data-pilot-member table:name="quilting fabric" table:display="true" table:show-details="true"/>
                <table:data-pilot-member table:name="candle making" table:display="true" table:show-details="true"/>
                <table:data-pilot-member table:name="jewelry making" table:display="true" table:show-details="true"/>
                <table:data-pilot-member table:name="scrapbooking kit" table:display="true" table:show-details="true"/>
                <table:data-pilot-member table:name="cotton yarn" table:display="true" table:show-details="true"/>
                <table:data-pilot-member table:name="knitting yarn" table:display="true" table:show-details="true"/>
                <table:data-pilot-member table:name="candle making machine" table:display="true" table:show-details="true"/>
                <table:data-pilot-member table:name="bracelet making kit" table:display="true" table:show-details="true"/>
                <table:data-pilot-member table:name="gel candle wax" table:display="true" table:show-details="true"/>
                <table:data-pilot-member table:name="unique candle molds" table:display="true" table:show-details="true"/>
                <table:data-pilot-member table:name="knitting kits" table:display="true" table:show-details="true"/>
                <table:data-pilot-member table:name="soft yarn" table:display="true" table:show-details="true"/>
                <table:data-pilot-member table:name="charms for jewelry making" table:display="true" table:show-details="true"/>
                <table:data-pilot-member table:name="dk yarn" table:display="true" table:show-details="true"/>
                <table:data-pilot-member table:name="resin earring molds" table:display="true" table:show-details="true"/>
                <table:data-pilot-member table:name="bracelet kit" table:display="true" table:show-details="true"/>
                <table:data-pilot-member table:name="coconut wax for candle making" table:display="true" table:show-details="true"/>
                <table:data-pilot-member table:name="clay beads for jewelry making" table:display="true" table:show-details="true"/>
                <table:data-pilot-member table:name="alpaca wool yarn" table:display="true" table:show-details="true"/>
                <table:data-pilot-member table:name="yarn skeins" table:display="true" table:show-details="true"/>
                <table:data-pilot-member table:name="chenille yarn" table:display="true" table:show-details="true"/>
                <table:data-pilot-member table:name="scrapbook paper" table:display="true" table:show-details="true"/>
                <table:data-pilot-member table:name="candle scents" table:display="true" table:show-details="true"/>
                <table:data-pilot-member table:name="jewelry making supplies" table:display="true" table:show-details="true"/>
                <table:data-pilot-member table:name="cross stitch patterns" table:display="true" table:show-details="true"/>
                <table:data-pilot-member table:name="resin jewelry molds" table:display="true" table:show-details="true"/>
                <table:data-pilot-member table:name="wool yarn" table:display="true" table:show-details="true"/>
                <table:data-pilot-member table:name="cross stitch fabric" table:display="true" table:show-details="true"/>
                <table:data-pilot-member table:name="jewelry supplies" table:display="true" table:show-details="true"/>
                <table:data-pilot-member table:name="candle making supplies" table:display="true" table:show-details="true"/>
                <table:data-pilot-member table:name="craft supplies" table:display="true" table:show-details="true"/>
                <table:data-pilot-member table:name="make your own candles" table:display="true" table:show-details="true"/>
                <table:data-pilot-member table:name="beeswax for candle making" table:display="true" table:show-details="true"/>
                <table:data-pilot-member table:name="beads for jewelry making" table:display="true" table:show-details="true"/>
                <table:data-pilot-member table:name="cashmere yarn" table:display="true" table:show-details="true"/>
                <table:data-pilot-member table:name="candle and supplies" table:display="true" table:show-details="true"/>
                <table:data-pilot-member table:name="sewing thread" table:display="true" table:show-details="true"/>
                <table:data-pilot-member table:name="candle supplies" table:display="true" table:show-details="true"/>
                <table:data-pilot-member table:name="soy wax" table:display="true" table:show-details="true"/>
                <table:data-pilot-member table:name="woodworking supplies" table:display="true" table:show-details="true"/>
                <table:data-pilot-member table:name="craft storage box" table:display="true" table:show-details="true"/>
                <table:data-pilot-member table:name="jars for candle making" table:display="true" table:show-details="true"/>
                <table:data-pilot-member table:name="jumbo yarn" table:display="true" table:show-details="true"/>
                <table:data-pilot-member table:name="jewelry making kits for adults" table:display="true" table:show-details="true"/>
                <table:data-pilot-member table:name="merino wool yarn" table:display="true" table:show-details="true"/>
                <table:data-pilot-member table:name="color changing yarn" table:display="true" table:show-details="true"/>
                <table:data-pilot-member table:name="necklace making kit" table:display="true" table:show-details="true"/>
                <table:data-pilot-member table:name="chunky yarn" table:display="true" table:show-details="true"/>
                <table:data-pilot-member table:name="worsted weight yarn" table:display="true" table:show-details="true"/>
                <table:data-pilot-member table:name="multicolor yarn" table:display="true" table:show-details="true"/>
                <table:data-pilot-member table:name="candle wicks" table:display="true" table:show-details="true"/>
                <table:data-pilot-member table:name="jewelry making materials" table:display="true" table:show-details="true"/>
                <table:data-pilot-member table:name="earring making kit" table:display="true" table:show-details="true"/>
                <table:data-pilot-member table:name="ring making supplies" table:display="true" table:show-details="true"/>
                <table:data-pilot-member table:name="candle scent oil" table:display="true" table:show-details="true"/>
                <table:data-pilot-member table:name="dk weight yarn" table:display="true" table:show-details="true"/>
                <table:data-pilot-member table:name="model airplane kit" table:display="true" table:show-details="true"/>
                <table:data-pilot-member table:name="silicone candle molds" table:display="true" table:show-details="true"/>
                <table:data-pilot-member table:name="sock wool" table:display="true" table:show-details="true"/>
                <table:data-pilot-member table:name="wax melter for candle making" table:display="true" table:show-details="true"/>
                <table:data-pilot-member table:name="wax for candle making" table:display="true" table:show-details="true"/>
                <table:data-pilot-member table:name="candle making kit" table:display="true" table:show-details="true"/>
                <table:data-pilot-member table:name="super bulky yarn" table:display="true" table:show-details="true"/>
                <table:data-pilot-member table:name="polymer clay earrings kit" table:display="true" table:show-details="true"/>
                <table:data-pilot-member table:name="candle maker" table:display="true" table:show-details="true"/>
                <table:data-pilot-member table:name="crochet yarn" table:display="true" table:show-details="true"/>
                <table:data-pilot-member table:name="jewelry making kit" table:display="true" table:show-details="true"/>
                <table:data-pilot-member table:name="wire wrapping for jewelry" table:display="true" table:show-details="true"/>
                <table:data-pilot-member table:name="earring kit" table:display="true" table:show-details="true"/>
                <table:data-pilot-member table:name="yarn" table:display="true" table:show-details="true"/>
                <table:data-pilot-member table:name="soy wax bulk" table:display="true" table:show-details="true"/>
                <table:data-pilot-member table:name="metallic yarn" table:display="true" table:show-details="true"/>
                <table:data-pilot-member table:name="coconut soy wax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ndle making" table:display="true" table:show-details="true"/>
                <table:data-pilot-member table:name="Yarn" table:display="true" table:show-details="true"/>
                <table:data-pilot-member table:name="Jewelry making" table:display="true" table:show-details="true"/>
                <table:data-pilot-member table:name="Other" table:display="true" table:show-details="true"/>
                <table:data-pilot-member table:name="" table:display="true" table:show-details="true"/>
              </table:data-pilot-members>
              <table:data-pilot-sort-info table:order="descending" table:data-field="Unique Searches" table:sort-mode="data"/>
              <table:data-pilot-layout-info table:add-empty-lines="false" table:layout-mode="tabular-layout"/>
            </table:data-pilot-level>
          </table:data-pilot-field>
          <table:data-pilot-field table:source-field-name="Unique Searche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48" table:display="true" table:show-details="true"/>
                <table:data-pilot-member table:name="567" table:display="true" table:show-details="true"/>
                <table:data-pilot-member table:name="1524" table:display="true" table:show-details="true"/>
                <table:data-pilot-member table:name="2401" table:display="true" table:show-details="true"/>
                <table:data-pilot-member table:name="813" table:display="true" table:show-details="true"/>
                <table:data-pilot-member table:name="397" table:display="true" table:show-details="true"/>
                <table:data-pilot-member table:name="1887" table:display="true" table:show-details="true"/>
                <table:data-pilot-member table:name="268" table:display="true" table:show-details="true"/>
                <table:data-pilot-member table:name="962" table:display="true" table:show-details="true"/>
                <table:data-pilot-member table:name="2957" table:display="true" table:show-details="true"/>
                <table:data-pilot-member table:name="1075" table:display="true" table:show-details="true"/>
                <table:data-pilot-member table:name="978" table:display="true" table:show-details="true"/>
                <table:data-pilot-member table:name="811" table:display="true" table:show-details="true"/>
                <table:data-pilot-member table:name="514" table:display="true" table:show-details="true"/>
                <table:data-pilot-member table:name="296" table:display="true" table:show-details="true"/>
                <table:data-pilot-member table:name="4903" table:display="true" table:show-details="true"/>
                <table:data-pilot-member table:name="1507" table:display="true" table:show-details="true"/>
                <table:data-pilot-member table:name="1204" table:display="true" table:show-details="true"/>
                <table:data-pilot-member table:name="1984" table:display="true" table:show-details="true"/>
                <table:data-pilot-member table:name="786" table:display="true" table:show-details="true"/>
                <table:data-pilot-member table:name="2486" table:display="true" table:show-details="true"/>
                <table:data-pilot-member table:name="948" table:display="true" table:show-details="true"/>
                <table:data-pilot-member table:name="2945" table:display="true" table:show-details="true"/>
                <table:data-pilot-member table:name="578" table:display="true" table:show-details="true"/>
                <table:data-pilot-member table:name="1208" table:display="true" table:show-details="true"/>
                <table:data-pilot-member table:name="870" table:display="true" table:show-details="true"/>
                <table:data-pilot-member table:name="615" table:display="true" table:show-details="true"/>
                <table:data-pilot-member table:name="1574" table:display="true" table:show-details="true"/>
                <table:data-pilot-member table:name="754" table:display="true" table:show-details="true"/>
                <table:data-pilot-member table:name="1498" table:display="true" table:show-details="true"/>
                <table:data-pilot-member table:name="7051" table:display="true" table:show-details="true"/>
                <table:data-pilot-member table:name="3728" table:display="true" table:show-details="true"/>
                <table:data-pilot-member table:name="785" table:display="true" table:show-details="true"/>
                <table:data-pilot-member table:name="984" table:display="true" table:show-details="true"/>
                <table:data-pilot-member table:name="1059" table:display="true" table:show-details="true"/>
                <table:data-pilot-member table:name="387" table:display="true" table:show-details="true"/>
                <table:data-pilot-member table:name="301" table:display="true" table:show-details="true"/>
                <table:data-pilot-member table:name="5021" table:display="true" table:show-details="true"/>
                <table:data-pilot-member table:name="3872" table:display="true" table:show-details="true"/>
                <table:data-pilot-member table:name="218" table:display="true" table:show-details="true"/>
                <table:data-pilot-member table:name="2801" table:display="true" table:show-details="true"/>
                <table:data-pilot-member table:name="2734" table:display="true" table:show-details="true"/>
                <table:data-pilot-member table:name="1080" table:display="true" table:show-details="true"/>
                <table:data-pilot-member table:name="2846" table:display="true" table:show-details="true"/>
                <table:data-pilot-member table:name="591" table:display="true" table:show-details="true"/>
                <table:data-pilot-member table:name="251" table:display="true" table:show-details="true"/>
                <table:data-pilot-member table:name="2804" table:display="true" table:show-details="true"/>
                <table:data-pilot-member table:name="1584" table:display="true" table:show-details="true"/>
                <table:data-pilot-member table:name="917" table:display="true" table:show-details="true"/>
                <table:data-pilot-member table:name="1025" table:display="true" table:show-details="true"/>
                <table:data-pilot-member table:name="512" table:display="true" table:show-details="true"/>
                <table:data-pilot-member table:name="1878" table:display="true" table:show-details="true"/>
                <table:data-pilot-member table:name="1781" table:display="true" table:show-details="true"/>
                <table:data-pilot-member table:name="1382" table:display="true" table:show-details="true"/>
                <table:data-pilot-member table:name="2873" table:display="true" table:show-details="true"/>
                <table:data-pilot-member table:name="1481" table:display="true" table:show-details="true"/>
                <table:data-pilot-member table:name="3085" table:display="true" table:show-details="true"/>
                <table:data-pilot-member table:name="2971" table:display="true" table:show-details="true"/>
                <table:data-pilot-member table:name="782" table:display="true" table:show-details="true"/>
                <table:data-pilot-member table:name="712" table:display="true" table:show-details="true"/>
                <table:data-pilot-member table:name="4104" table:display="true" table:show-details="true"/>
                <table:data-pilot-member table:name="1904" table:display="true" table:show-details="true"/>
                <table:data-pilot-member table:name="3104" table:display="true" table:show-details="true"/>
                <table:data-pilot-member table:name="4720" table:display="true" table:show-details="true"/>
                <table:data-pilot-member table:name="10485" table:display="true" table:show-details="true"/>
                <table:data-pilot-member table:name="1978" table:display="true" table:show-details="true"/>
                <table:data-pilot-member table:name="1374" table:display="true" table:show-details="true"/>
                <table:data-pilot-member table:name="589" table:display="true" table:show-details="true"/>
                <table:data-pilot-member table:name="2516" table:display="true" table:show-details="true"/>
                <table:data-pilot-member table:name="1019" table:display="true" table:show-details="true"/>
                <table:data-pilot-member table:name="772" table:display="true" table:show-details="true"/>
                <table:data-pilot-member table:name="1054" table:display="true" table:show-details="true"/>
                <table:data-pilot-member table:name="2651" table:display="true" table:show-details="true"/>
                <table:data-pilot-member table:name="2794" table:display="true" table:show-details="true"/>
                <table:data-pilot-member table:name="312" table:display="true" table:show-details="true"/>
                <table:data-pilot-member table:name="352" table:display="true" table:show-details="true"/>
                <table:data-pilot-member table:name="2481" table:display="true" table:show-details="true"/>
                <table:data-pilot-member table:name="317" table:display="true" table:show-details="true"/>
                <table:data-pilot-member table:name="2240" table:display="true" table:show-details="true"/>
                <table:data-pilot-member table:name="1264" table:display="true" table:show-details="true"/>
                <table:data-pilot-member table:name="1102" table:display="true" table:show-details="true"/>
                <table:data-pilot-member table:name="3860" table:display="true" table:show-details="true"/>
                <table:data-pilot-member table:name="2872" table:display="true" table:show-details="true"/>
                <table:data-pilot-member table:name="1895" table:display="true" table:show-details="true"/>
                <table:data-pilot-member table:name="915" table:display="true" table:show-details="true"/>
                <table:data-pilot-member table:name="1648" table:display="true" table:show-details="true"/>
                <table:data-pilot-member table:name="1754" table:display="true" table:show-details="true"/>
                <table:data-pilot-member table:name="1801" table:display="true" table:show-details="true"/>
                <table:data-pilot-member table:name="1047" table:display="true" table:show-details="true"/>
                <table:data-pilot-member table:name="2605" table:display="true" table:show-details="true"/>
                <table:data-pilot-member table:name="412" table:display="true" table:show-details="true"/>
                <table:data-pilot-member table:name="1786" table:display="true" table:show-details="true"/>
                <table:data-pilot-member table:name="1020" table:display="true" table:show-details="true"/>
                <table:data-pilot-member table:name="1883" table:display="true" table:show-details="true"/>
                <table:data-pilot-member table:name="1740" table:display="true" table:show-details="true"/>
                <table:data-pilot-member table:name="1074" table:display="true" table:show-details="true"/>
                <table:data-pilot-member table:name="4872" table:display="true" table:show-details="true"/>
                <table:data-pilot-member table:name="2062" table:display="true" table:show-details="true"/>
                <table:data-pilot-member table:name="2167" table:display="true" table:show-details="true"/>
                <table:data-pilot-member table:name="1861" table:display="true" table:show-details="true"/>
                <table:data-pilot-member table:name="2645" table:display="true" table:show-details="true"/>
                <table:data-pilot-member table:name="2184" table:display="true" table:show-details="true"/>
                <table:data-pilot-member table:name="1948" table:display="true" table:show-details="true"/>
                <table:data-pilot-member table:name="8845" table:display="true" table:show-details="true"/>
                <table:data-pilot-member table:name="872" table:display="true" table:show-details="true"/>
                <table:data-pilot-member table:name="1214" table:display="true" table:show-details="true"/>
                <table:data-pilot-member table:name="89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arch_20_Data" style:display-name="PageStyle_Search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5" meta:object-count="0"/>
    <meta:generator>LibreOfficeDev/6.0.5.2$Linux_X86_64 LibreOffice_project/</meta:generator>
  </office:meta>
</office:document-meta>
</file>